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88ed5" officeooo:paragraph-rsid="00188ed5"/>
    </style:style>
    <style:style style:name="P2" style:family="paragraph" style:parent-style-name="Footer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188ed5" officeooo:paragraph-rsid="00188ed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normal" officeooo:rsid="00188ed5" officeooo:paragraph-rsid="00188ed5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normal" officeooo:rsid="00188ed5" officeooo:paragraph-rsid="00188ed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88ed5" officeooo:paragraph-rsid="00188ed5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3d8b72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66afb5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6a51cb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6adf7f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6dce08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6febf3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7063ac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77b600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7926f1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799977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7afa62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size="12pt" officeooo:rsid="0066afb5" officeooo:paragraph-rsid="007e256e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/>
      <style:text-properties style:font-name="Consolas" fo:font-size="12pt" officeooo:rsid="0066afb5" officeooo:paragraph-rsid="0066afb5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66afb5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6a51cb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6adf7f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6dce08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6febf3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7063ac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77b600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7926f1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799977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7afa62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onsolas" officeooo:rsid="0066afb5" officeooo:paragraph-rsid="007e256e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66afb5" style:font-weight-asian="bold" style:font-weight-complex="bold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6a51cb" style:font-weight-asian="bold" style:font-weight-complex="bold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6adf7f" style:font-weight-asian="bold" style:font-weight-complex="bold"/>
    </style:style>
    <style:style style:name="P36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6dce08" style:font-weight-asian="bold" style:font-weight-complex="bold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6febf3" style:font-weight-asian="bold" style:font-weight-complex="bold"/>
    </style:style>
    <style:style style:name="P38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7063ac" style:font-weight-asian="bold" style:font-weight-complex="bold"/>
    </style:style>
    <style:style style:name="P39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77b600" style:font-weight-asian="bold" style:font-weight-complex="bold"/>
    </style:style>
    <style:style style:name="P40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7926f1" style:font-weight-asian="bold" style:font-weight-complex="bold"/>
    </style:style>
    <style:style style:name="P41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799977" style:font-weight-asian="bold" style:font-weight-complex="bold"/>
    </style:style>
    <style:style style:name="P42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7afa62" style:font-weight-asian="bold" style:font-weight-complex="bold"/>
    </style:style>
    <style:style style:name="P43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7e256e" style:font-weight-asian="bold" style:font-weight-complex="bold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85cf3e" style:font-weight-asian="bold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7063ac" style:font-size-asian="12pt" style:font-size-complex="12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77b600" style:font-size-asian="12pt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7e256e" style:font-size-asian="12pt" style:font-size-complex="12pt"/>
    </style:style>
    <style:style style:name="P49" style:family="paragraph" style:parent-style-name="Text_20_body">
      <style:text-properties officeooo:paragraph-rsid="0066afb5"/>
    </style:style>
    <style:style style:name="P50" style:family="paragraph" style:parent-style-name="Text_20_body">
      <style:text-properties officeooo:paragraph-rsid="006a51cb"/>
    </style:style>
    <style:style style:name="P51" style:family="paragraph" style:parent-style-name="Text_20_body">
      <style:text-properties officeooo:paragraph-rsid="006adf7f"/>
    </style:style>
    <style:style style:name="P52" style:family="paragraph" style:parent-style-name="Text_20_body">
      <style:text-properties officeooo:paragraph-rsid="006dce08"/>
    </style:style>
    <style:style style:name="P53" style:family="paragraph" style:parent-style-name="Text_20_body">
      <style:text-properties officeooo:paragraph-rsid="006febf3"/>
    </style:style>
    <style:style style:name="P54" style:family="paragraph" style:parent-style-name="Text_20_body">
      <style:text-properties officeooo:paragraph-rsid="007063ac"/>
    </style:style>
    <style:style style:name="P55" style:family="paragraph" style:parent-style-name="Text_20_body">
      <style:text-properties officeooo:paragraph-rsid="0077b600"/>
    </style:style>
    <style:style style:name="P56" style:family="paragraph" style:parent-style-name="Text_20_body">
      <style:text-properties officeooo:paragraph-rsid="007926f1"/>
    </style:style>
    <style:style style:name="P57" style:family="paragraph" style:parent-style-name="Text_20_body">
      <style:text-properties officeooo:paragraph-rsid="00799977"/>
    </style:style>
    <style:style style:name="P58" style:family="paragraph" style:parent-style-name="Text_20_body">
      <style:text-properties officeooo:paragraph-rsid="007afa62"/>
    </style:style>
    <style:style style:name="P59" style:family="paragraph" style:parent-style-name="Text_20_body">
      <style:paragraph-properties fo:break-before="page"/>
      <style:text-properties officeooo:paragraph-rsid="007e256e"/>
    </style:style>
    <style:style style:name="P60" style:family="paragraph" style:parent-style-name="Text_20_body">
      <style:text-properties officeooo:paragraph-rsid="007e256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Consolas1" fo:font-size="12pt" fo:font-weight="bold" style:font-size-asian="12pt" style:font-weight-asian="bold" style:font-size-complex="12pt"/>
    </style:style>
    <style:style style:name="P62" style:family="paragraph" style:parent-style-name="Text_20_body">
      <style:paragraph-properties fo:margin-top="0cm" fo:margin-bottom="0cm" style:contextual-spacing="false"/>
      <style:text-properties style:font-name="Consolas" fo:font-weight="bold" officeooo:rsid="0066afb5" officeooo:paragraph-rsid="006adf7f" style:font-weight-asian="bold" style:font-weight-complex="bold"/>
    </style:style>
    <style:style style:name="P63" style:family="paragraph" style:parent-style-name="Heading_20_1" style:list-style-name="">
      <style:paragraph-properties fo:margin-top="0cm" fo:margin-bottom="0cm" style:contextual-spacing="false" fo:break-before="page"/>
      <style:text-properties officeooo:rsid="0066afb5" officeooo:paragraph-rsid="0066afb5"/>
    </style:style>
    <style:style style:name="P64" style:family="paragraph" style:parent-style-name="Heading_20_2">
      <style:text-properties officeooo:rsid="0066afb5" officeooo:paragraph-rsid="0066afb5"/>
    </style:style>
    <style:style style:name="P65" style:family="paragraph" style:parent-style-name="Heading_20_2">
      <style:paragraph-properties fo:break-before="page"/>
      <style:text-properties officeooo:rsid="0066afb5" officeooo:paragraph-rsid="006adf7f"/>
    </style:style>
    <style:style style:name="P66" style:family="paragraph" style:parent-style-name="Heading_20_2">
      <style:paragraph-properties fo:break-before="page"/>
      <style:text-properties officeooo:rsid="0066afb5" officeooo:paragraph-rsid="006dce08"/>
    </style:style>
    <style:style style:name="P67" style:family="paragraph" style:parent-style-name="Heading_20_2">
      <style:paragraph-properties fo:break-before="page"/>
      <style:text-properties officeooo:rsid="0066afb5" officeooo:paragraph-rsid="006febf3"/>
    </style:style>
    <style:style style:name="P68" style:family="paragraph" style:parent-style-name="Heading_20_2">
      <style:paragraph-properties fo:break-before="page"/>
      <style:text-properties officeooo:rsid="0066afb5" officeooo:paragraph-rsid="007063ac"/>
    </style:style>
    <style:style style:name="P69" style:family="paragraph" style:parent-style-name="Heading_20_2">
      <style:paragraph-properties fo:break-before="page"/>
      <style:text-properties officeooo:rsid="0066afb5" officeooo:paragraph-rsid="007afa62"/>
    </style:style>
    <style:style style:name="P70" style:family="paragraph" style:parent-style-name="Heading_20_2">
      <style:paragraph-properties fo:break-before="page"/>
      <style:text-properties officeooo:rsid="0066afb5" officeooo:paragraph-rsid="0077b600"/>
    </style:style>
    <style:style style:name="P71" style:family="paragraph" style:parent-style-name="Heading_20_2">
      <style:text-properties officeooo:rsid="0066afb5" officeooo:paragraph-rsid="007926f1"/>
    </style:style>
    <style:style style:name="P72" style:family="paragraph" style:parent-style-name="Heading_20_2">
      <style:paragraph-properties fo:break-before="page"/>
      <style:text-properties officeooo:rsid="0066afb5" officeooo:paragraph-rsid="007999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 style:font-name="Consolas1"/>
    </style:style>
    <style:style style:name="T3" style:family="text">
      <style:text-properties fo:color="#ff0000" loext:opacity="100%" style:font-name="Consolas1" officeooo:rsid="0066afb5"/>
    </style:style>
    <style:style style:name="T4" style:family="text">
      <style:text-properties fo:color="#000000" loext:opacity="100%" style:font-name="Consolas1"/>
    </style:style>
    <style:style style:name="T5" style:family="text">
      <style:text-properties fo:color="#000000" loext:opacity="100%" style:font-name="Consolas1" fo:font-weight="bold" style:font-weight-asian="bold"/>
    </style:style>
    <style:style style:name="T6" style:family="text">
      <style:text-properties fo:color="#000000" loext:opacity="100%" style:font-name="Consolas1" officeooo:rsid="006c427d"/>
    </style:style>
    <style:style style:name="T7" style:family="text">
      <style:text-properties fo:color="#000000" loext:opacity="100%" style:font-name="Consolas1" officeooo:rsid="007dc362"/>
    </style:style>
    <style:style style:name="T8" style:family="text">
      <style:text-properties fo:color="#000000" loext:opacity="100%" style:font-name="Consolas1" officeooo:rsid="0066afb5"/>
    </style:style>
    <style:style style:name="T9" style:family="text">
      <style:text-properties fo:color="#000000" loext:opacity="100%" style:font-name="Consolas1" officeooo:rsid="0085cf3e"/>
    </style:style>
    <style:style style:name="T10" style:family="text">
      <style:text-properties fo:color="#000000" loext:opacity="100%" style:font-name="Consolas1" officeooo:rsid="0085eeb8"/>
    </style:style>
    <style:style style:name="T11" style:family="text">
      <style:text-properties fo:color="#800000" loext:opacity="100%" style:font-name="Consolas1" fo:font-weight="bold" style:font-weight-asian="bold"/>
    </style:style>
    <style:style style:name="T12" style:family="text">
      <style:text-properties fo:color="#000080" loext:opacity="100%" style:font-name="Consolas1" fo:font-weight="bold" style:font-weight-asian="bold"/>
    </style:style>
    <style:style style:name="T13" style:family="text">
      <style:text-properties fo:color="#008000" loext:opacity="100%" style:font-name="Consolas1"/>
    </style:style>
    <style:style style:name="T14" style:family="text">
      <style:text-properties officeooo:rsid="0066afb5"/>
    </style:style>
    <style:style style:name="T15" style:family="text">
      <style:text-properties officeooo:rsid="006a51cb"/>
    </style:style>
    <style:style style:name="T16" style:family="text">
      <style:text-properties officeooo:rsid="006adf7f"/>
    </style:style>
    <style:style style:name="T17" style:family="text">
      <style:text-properties officeooo:rsid="006dce08"/>
    </style:style>
    <style:style style:name="T18" style:family="text">
      <style:text-properties officeooo:rsid="006febf3"/>
    </style:style>
    <style:style style:name="T19" style:family="text">
      <style:text-properties officeooo:rsid="007063ac"/>
    </style:style>
    <style:style style:name="T20" style:family="text">
      <style:text-properties fo:color="#0000ff" loext:opacity="100%" style:font-name="Consolas1"/>
    </style:style>
    <style:style style:name="T21" style:family="text">
      <style:text-properties officeooo:rsid="0077b600"/>
    </style:style>
    <style:style style:name="T22" style:family="text">
      <style:text-properties officeooo:rsid="007926f1"/>
    </style:style>
    <style:style style:name="T23" style:family="text">
      <style:text-properties officeooo:rsid="00799977"/>
    </style:style>
    <style:style style:name="T24" style:family="text">
      <style:text-properties officeooo:rsid="007afa62"/>
    </style:style>
    <style:style style:name="T25" style:family="text">
      <style:text-properties officeooo:rsid="007e256e"/>
    </style:style>
    <style:style style:name="T26" style:family="text">
      <style:text-properties officeooo:rsid="0085cf3e"/>
    </style:style>
    <style:style style:name="T27" style:family="text">
      <style:text-properties officeooo:rsid="0085eeb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2.04</text:p>
      <text:p text:style-name="P4">Livrables semaine <text:span text:style-name="T14">20</text:span></text:p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776_2475508878" text:style-name="Index_20_Link" text:visited-style-name="Index_20_Link">Requêtes SQL-LID<text:tab/>2</text:a></text:p>
          <text:p text:style-name="P9"><text:a xlink:type="simple" xlink:href="#__RefHeading___Toc4242_3903661534" text:style-name="Index_20_Link" text:visited-style-name="Index_20_Link">a)<text:tab/>2</text:a></text:p>
          <text:p text:style-name="P9"><text:a xlink:type="simple" xlink:href="#__RefHeading___Toc4242_39036615341" text:style-name="Index_20_Link" text:visited-style-name="Index_20_Link">b)<text:tab/>3</text:a></text:p>
          <text:p text:style-name="P9"><text:a xlink:type="simple" xlink:href="#__RefHeading___Toc4242_390366153411" text:style-name="Index_20_Link" text:visited-style-name="Index_20_Link">c)<text:tab/>4</text:a></text:p>
          <text:p text:style-name="P9"><text:a xlink:type="simple" xlink:href="#__RefHeading___Toc4242_39036615341111" text:style-name="Index_20_Link" text:visited-style-name="Index_20_Link">e)<text:tab/>5</text:a></text:p>
          <text:p text:style-name="P9"><text:a xlink:type="simple" xlink:href="#__RefHeading___Toc4242_39036615342" text:style-name="Index_20_Link" text:visited-style-name="Index_20_Link">f)<text:tab/>6</text:a></text:p>
          <text:p text:style-name="P9"><text:a xlink:type="simple" xlink:href="#__RefHeading___Toc4242_390366153421" text:style-name="Index_20_Link" text:visited-style-name="Index_20_Link">g)<text:tab/>7</text:a></text:p>
          <text:p text:style-name="P9"><text:a xlink:type="simple" xlink:href="#__RefHeading___Toc4242_3903661534111" text:style-name="Index_20_Link" text:visited-style-name="Index_20_Link">h)<text:tab/>9</text:a></text:p>
          <text:p text:style-name="P9"><text:a xlink:type="simple" xlink:href="#__RefHeading___Toc4242_39036615341112" text:style-name="Index_20_Link" text:visited-style-name="Index_20_Link">i)<text:tab/>9</text:a></text:p>
          <text:p text:style-name="P9"><text:a xlink:type="simple" xlink:href="#__RefHeading___Toc4242_390366153411121" text:style-name="Index_20_Link" text:visited-style-name="Index_20_Link">j)<text:tab/>10</text:a></text:p>
        </text:index-body>
      </text:table-of-content>
      <text:p text:style-name="P6"/>
      <text:h text:style-name="P63" text:outline-level="1"><text:bookmark-start text:name="__RefHeading___Toc776_2475508878"/>Requêtes SQL-LID<text:bookmark-end text:name="__RefHeading___Toc776_2475508878"/></text:h>
      <text:p text:style-name="P7"/>
      <text:h text:style-name="P64" text:outline-level="2"><text:bookmark-start text:name="__RefHeading___Toc4242_3903661534"/>a)<text:bookmark-end text:name="__RefHeading___Toc4242_3903661534"/></text:h>
      <text:p text:style-name="P49"/>
      <text:p text:style-name="Text_20_body">Ordre d’interrogation SQL <text:span text:style-name="T15">(articles)</text:span> :</text:p>
      <text:p text:style-name="P10"><text:span text:style-name="T11">SELECT</text:span><text:span text:style-name="T4"> numArticle, nomArticle</text:span></text:p>
      <text:p text:style-name="P45"><text:span text:style-name="T11">FROM</text:span><text:span text:style-name="T4"> Article</text:span></text:p>
      <text:p text:style-name="P45"><text:span text:style-name="T11">WHERE</text:span><text:span text:style-name="T4"> numArticle </text:span><text:span text:style-name="T11">IN</text:span><text:span text:style-name="T4"> (</text:span></text:p>
      <text:p text:style-name="P45"><text:span text:style-name="T4"><text:tab/></text:span><text:span text:style-name="T11">SELECT</text:span><text:span text:style-name="T4"> numArticle</text:span></text:p>
      <text:p text:style-name="P45"><text:span text:style-name="T4"><text:tab/></text:span><text:span text:style-name="T11">FROM</text:span><text:span text:style-name="T4"> Article</text:span></text:p>
      <text:p text:style-name="P45"><text:span text:style-name="T4"><text:tab/></text:span><text:span text:style-name="T11">MINUS</text:span></text:p>
      <text:p text:style-name="P45"><text:span text:style-name="T4"><text:tab/></text:span><text:span text:style-name="T11">SELECT</text:span><text:span text:style-name="T4"> numArticle</text:span></text:p>
      <text:p text:style-name="P21"><text:span text:style-name="T4"><text:tab/></text:span><text:span text:style-name="T11">FROM</text:span><text:span text:style-name="T4"> Detail_Commande)</text:span><text:span text:style-name="T2">;</text:span></text:p>
      <text:p text:style-name="P22"/>
      <text:p text:style-name="Text_20_body">Résultat :</text:p>
      <text:p text:style-name="P33">NUMARTICLE|NOMARTICLE|</text:p>
      <text:p text:style-name="P33">----------+----------+</text:p>
      <text:p text:style-name="P33"><text:s text:c="9"/>7|YOONER <text:s text:c="3"/>|</text:p>
      <text:p text:style-name="P33"/>
      <text:p text:style-name="P33"/>
      <text:p text:style-name="P50">Ordre d’interrogation SQL <text:span text:style-name="T15">(catégories)</text:span> :</text:p>
      <text:p text:style-name="P11"><text:span text:style-name="T11">SELECT</text:span><text:span text:style-name="T4"> numCategorie, libelleCategorie</text:span></text:p>
      <text:p text:style-name="P45"><text:span text:style-name="T11">FROM</text:span><text:span text:style-name="T4"> Categorie</text:span></text:p>
      <text:p text:style-name="P45"><text:span text:style-name="T11">WHERE</text:span><text:span text:style-name="T4"> numCategorie </text:span><text:span text:style-name="T11">IN</text:span><text:span text:style-name="T4"> (</text:span></text:p>
      <text:p text:style-name="P45"><text:span text:style-name="T4"><text:tab/></text:span><text:span text:style-name="T11">SELECT</text:span><text:span text:style-name="T4"> numCategorie</text:span></text:p>
      <text:p text:style-name="P45"><text:span text:style-name="T4"><text:tab/></text:span><text:span text:style-name="T11">FROM</text:span><text:span text:style-name="T4"> Article</text:span></text:p>
      <text:p text:style-name="P45"><text:span text:style-name="T4"><text:tab/></text:span><text:span text:style-name="T11">MINUS</text:span></text:p>
      <text:p text:style-name="P45"><text:span text:style-name="T4"><text:tab/></text:span><text:span text:style-name="T11">SELECT</text:span><text:span text:style-name="T4"> numCategorie</text:span></text:p>
      <text:p text:style-name="P45"><text:span text:style-name="T4"><text:tab/></text:span><text:span text:style-name="T11">FROM</text:span><text:span text:style-name="T4"> Detail_Commande DC, Article A</text:span></text:p>
      <text:p text:style-name="P11"><text:span text:style-name="T4"><text:tab/></text:span><text:span text:style-name="T11">WHERE</text:span><text:span text:style-name="T4"> A.numArticle = DC.numArticle)</text:span><text:span text:style-name="T2">;</text:span></text:p>
      <text:p text:style-name="P23"/>
      <text:p text:style-name="P50">Résultat :</text:p>
      <text:p text:style-name="P34">NUMCATEGORIE|LIBELLECATEGORIE|</text:p>
      <text:p text:style-name="P34">------------+----------------+</text:p>
      <text:p text:style-name="P34"><text:s text:c="10"/>13|Paret <text:s text:c="10"/>|</text:p>
      <text:h text:style-name="P65" text:outline-level="2"><text:bookmark-start text:name="__RefHeading___Toc4242_39036615341"/><text:span text:style-name="T16">b</text:span>)<text:bookmark-end text:name="__RefHeading___Toc4242_39036615341"/></text:h>
      <text:p text:style-name="P51"/>
      <text:p text:style-name="Text_20_body">Ordre d’interrogation SQL <text:span text:style-name="T15">(p</text:span><text:span text:style-name="T16">ar mois</text:span><text:span text:style-name="T15">)</text:span> :</text:p>
      <text:p text:style-name="P12"><text:span text:style-name="T11">SELECT</text:span><text:span text:style-name="T4"> </text:span><text:span text:style-name="T12">SUM</text:span><text:span text:style-name="T4">(montantHT) </text:span><text:span text:style-name="T11">AS</text:span><text:span text:style-name="T4"> total_montant</text:span><text:span text:style-name="T9">s</text:span><text:span text:style-name="T4">_HT, </text:span></text:p>
      <text:p text:style-name="P12"><text:span text:style-name="T5"><text:tab/></text:span><text:span text:style-name="T12">SUM</text:span><text:span text:style-name="T4">(montantTTC) </text:span><text:span text:style-name="T11">AS</text:span><text:span text:style-name="T4"> total_montant</text:span><text:span text:style-name="T9">s</text:span><text:span text:style-name="T4">_TTC, </text:span></text:p>
      <text:p text:style-name="P12"><text:span text:style-name="T5"><text:tab/></text:span><text:span text:style-name="T12">TO_CHAR</text:span><text:span text:style-name="T4">(dateCommande, </text:span><text:span text:style-name="T13">'MONTH'</text:span><text:span text:style-name="T4">) </text:span><text:span text:style-name="T11">AS</text:span><text:span text:style-name="T4"> mois</text:span></text:p>
      <text:p text:style-name="P45"><text:span text:style-name="T11">FROM</text:span><text:span text:style-name="T4"> Commande</text:span></text:p>
      <text:p text:style-name="P12"><text:span text:style-name="T11">GROUP</text:span><text:span text:style-name="T4"> </text:span><text:span text:style-name="T11">BY</text:span><text:span text:style-name="T4"> </text:span><text:span text:style-name="T12">TO_CHAR</text:span><text:span text:style-name="T4">(dateCommande, </text:span><text:span text:style-name="T13">'MONTH'</text:span><text:span text:style-name="T4">)</text:span><text:span text:style-name="T2">;</text:span></text:p>
      <text:p text:style-name="P24"/>
      <text:p text:style-name="P51">Résultat :</text:p>
      <text:p text:style-name="P35">TOTAL_MONTANT<text:span text:style-name="T26">S</text:span>_HT|TOTAL_MONTANT<text:span text:style-name="T26">S</text:span>_TTC|MOIS <text:s text:c="4"/>|</text:p>
      <text:p text:style-name="P35">-----------------+------------------+---------+</text:p>
      <text:p text:style-name="P35"><text:s text:c="9"/>132082.6| <text:s text:c="8"/>140172.12|FÉVRIER <text:s/>|</text:p>
      <text:p text:style-name="P35"><text:s text:c="9"/>148837.5| <text:s text:c="9"/>165494.5|MARS <text:s text:c="4"/>|</text:p>
      <text:p text:style-name="P35"><text:s text:c="12"/>96884| <text:s text:c="9"/>111572.8|AVRIL <text:s text:c="3"/>|</text:p>
      <text:p text:style-name="P35"><text:s text:c="8"/></text:p>
      <text:p text:style-name="P35"/>
      <text:p text:style-name="P51">Ordre d’interrogation SQL <text:span text:style-name="T15">(p</text:span><text:span text:style-name="T16">ar semaine</text:span><text:span text:style-name="T15">)</text:span> :</text:p>
      <text:p text:style-name="P12"><text:span text:style-name="T11">SELECT</text:span><text:span text:style-name="T4"> </text:span><text:span text:style-name="T12">SUM</text:span><text:span text:style-name="T4">(montantHT) </text:span><text:span text:style-name="T11">AS</text:span><text:span text:style-name="T4"> total_montant</text:span><text:span text:style-name="T9">s</text:span><text:span text:style-name="T4">_HT, </text:span></text:p>
      <text:p text:style-name="P12"><text:span text:style-name="T5"><text:tab/></text:span><text:span text:style-name="T12">SUM</text:span><text:span text:style-name="T4">(montantTTC) </text:span><text:span text:style-name="T11">AS</text:span><text:span text:style-name="T4"> total_montant</text:span><text:span text:style-name="T9">s</text:span><text:span text:style-name="T4">_TTC, </text:span></text:p>
      <text:p text:style-name="P12"><text:span text:style-name="T5"><text:tab/></text:span><text:span text:style-name="T12">TO_CHAR</text:span><text:span text:style-name="T4">(dateCommande, </text:span><text:span text:style-name="T13">'WW'</text:span><text:span text:style-name="T4">) </text:span><text:span text:style-name="T11">AS</text:span><text:span text:style-name="T4"> </text:span><text:span text:style-name="T6">num_semaine</text:span></text:p>
      <text:p text:style-name="P45"><text:span text:style-name="T11">FROM</text:span><text:span text:style-name="T4"> Commande</text:span></text:p>
      <text:p text:style-name="P12"><text:span text:style-name="T11">GROUP</text:span><text:span text:style-name="T4"> </text:span><text:span text:style-name="T11">BY</text:span><text:span text:style-name="T4"> </text:span><text:span text:style-name="T12">TO_CHAR</text:span><text:span text:style-name="T4">(dateCommande, </text:span><text:span text:style-name="T13">'WW'</text:span><text:span text:style-name="T4">)</text:span><text:span text:style-name="T2">;</text:span></text:p>
      <text:p text:style-name="P24"/>
      <text:p text:style-name="P51">Résultat :</text:p>
      <text:p text:style-name="P44">TOTAL_MONTANT<text:span text:style-name="T26">S</text:span>_HT|TOTAL_MONTANT<text:span text:style-name="T26">S</text:span>_TTC|<text:span text:style-name="T27">NUM_SEMAINE|</text:span></text:p>
      <text:p text:style-name="P44">-----------------+------------------+-----------+</text:p>
      <text:p text:style-name="P35"><text:s text:c="9"/>132082.6| <text:s text:c="8"/>140172.12|09 <text:s text:c="8"/>|</text:p>
      <text:p text:style-name="P35"><text:s text:c="12"/>96884| <text:s text:c="9"/>111572.8|17 <text:s text:c="8"/>|</text:p>
      <text:p text:style-name="P35"><text:s text:c="9"/>148837.5| <text:s text:c="9"/>165494.5|12 <text:s text:c="8"/>| </text:p>
      <text:h text:style-name="P66" text:outline-level="2"><text:bookmark-start text:name="__RefHeading___Toc4242_390366153411"/><text:span text:style-name="T17">c</text:span>)<text:bookmark-end text:name="__RefHeading___Toc4242_390366153411"/></text:h>
      <text:p text:style-name="P52"/>
      <text:p text:style-name="P52">Ordre d’interrogation SQL :</text:p>
      <text:p text:style-name="P13"><text:span text:style-name="T11">SELECT</text:span><text:span text:style-name="T4"> numClient, nomClient</text:span></text:p>
      <text:p text:style-name="P45"><text:span text:style-name="T11">FROM</text:span><text:span text:style-name="T4"> Client</text:span></text:p>
      <text:p text:style-name="P45"><text:span text:style-name="T11">WHERE</text:span><text:span text:style-name="T4"> numClient </text:span><text:span text:style-name="T11">IN</text:span><text:span text:style-name="T4"> (</text:span></text:p>
      <text:p text:style-name="P45"><text:span text:style-name="T4"><text:tab/></text:span><text:span text:style-name="T11">SELECT</text:span><text:span text:style-name="T4"> numClient</text:span></text:p>
      <text:p text:style-name="P45"><text:span text:style-name="T4"><text:tab/></text:span><text:span text:style-name="T11">FROM</text:span><text:span text:style-name="T4"> Client</text:span></text:p>
      <text:p text:style-name="P45"><text:span text:style-name="T4"><text:tab/></text:span><text:span text:style-name="T11">MINUS</text:span></text:p>
      <text:p text:style-name="P45"><text:span text:style-name="T4"><text:tab/></text:span><text:span text:style-name="T11">SELECT</text:span><text:span text:style-name="T4"> numClient</text:span></text:p>
      <text:p text:style-name="P13"><text:span text:style-name="T4"><text:tab/></text:span><text:span text:style-name="T11">FROM</text:span><text:span text:style-name="T4"> Commande)</text:span><text:span text:style-name="T2">;</text:span></text:p>
      <text:p text:style-name="P25"/>
      <text:p text:style-name="P52">Résultat :</text:p>
      <text:p text:style-name="P36">NUMCLIENT|NOMCLIENT <text:s text:c="11"/>|</text:p>
      <text:p text:style-name="P36">---------+---------------------+</text:p>
      <text:p text:style-name="P36"><text:s text:c="8"/>6|GO Sport Orange <text:s text:c="5"/>|</text:p>
      <text:p text:style-name="P36"><text:s text:c="8"/>7|GO Sport Perpignan <text:s text:c="2"/>|</text:p>
      <text:p text:style-name="P36"><text:s text:c="7"/>14|SPORT 2000 Bich <text:s text:c="5"/>|</text:p>
      <text:p text:style-name="P36"><text:s text:c="7"/>15|Foot Locker Rome <text:s text:c="4"/>|</text:p>
      <text:p text:style-name="P36"><text:s text:c="7"/>18|The North Face Reggio|</text:p>
      <text:p text:style-name="P36"><text:s text:c="7"/>19|Nike Town <text:s text:c="11"/>|</text:p>
      <text:p text:style-name="P36"><text:s text:c="7"/>20|Lillywhites <text:s text:c="9"/>|</text:p>
      <text:h text:style-name="P67" text:outline-level="2"><text:bookmark-start text:name="__RefHeading___Toc4242_39036615341111"/><text:span text:style-name="T18">e</text:span>)<text:bookmark-end text:name="__RefHeading___Toc4242_39036615341111"/></text:h>
      <text:p text:style-name="P53"/>
      <text:p text:style-name="P53">Ordre d’interrogation SQL :</text:p>
      <text:p text:style-name="P14"><text:span text:style-name="T11">SELECT</text:span><text:span text:style-name="T4"> A.numArticle, A.nomArticle</text:span></text:p>
      <text:p text:style-name="P45"><text:span text:style-name="T11">FROM</text:span><text:span text:style-name="T4"> Article A, Categorie C, Variante_Article VA, Taille T</text:span></text:p>
      <text:p text:style-name="P45"><text:span text:style-name="T11">WHERE</text:span><text:span text:style-name="T4"> C.libelleCategorie = </text:span><text:span text:style-name="T13">'Chaussures'</text:span></text:p>
      <text:p text:style-name="P45"><text:span text:style-name="T11">AND</text:span><text:span text:style-name="T4"> A.numCategorie = C.numCategorie</text:span></text:p>
      <text:p text:style-name="P45"><text:span text:style-name="T11">AND</text:span><text:span text:style-name="T4"> VA.numArticle = A.numArticle</text:span></text:p>
      <text:p text:style-name="P45"><text:span text:style-name="T11">AND</text:span><text:span text:style-name="T4"> T.codeTaille = VA.codeTaille</text:span></text:p>
      <text:p text:style-name="P45"><text:span text:style-name="T11">AND</text:span><text:span text:style-name="T4"> T.libelleTaille </text:span><text:span text:style-name="T11">LIKE</text:span><text:span text:style-name="T4"> </text:span><text:span text:style-name="T13">'pointure%'</text:span></text:p>
      <text:p text:style-name="P45"><text:span text:style-name="T11">GROUP</text:span><text:span text:style-name="T4"> </text:span><text:span text:style-name="T11">BY</text:span><text:span text:style-name="T4"> A.numArticle, A.nomArticle</text:span></text:p>
      <text:p text:style-name="P45"><text:span text:style-name="T11">HAVING</text:span><text:span text:style-name="T4"> </text:span><text:span text:style-name="T12">COUNT</text:span><text:span text:style-name="T4">(T.codeTaille) = (</text:span></text:p>
      <text:p text:style-name="P45"><text:span text:style-name="T4"><text:tab/></text:span><text:span text:style-name="T11">SELECT</text:span><text:span text:style-name="T4"> </text:span><text:span text:style-name="T12">COUNT</text:span><text:span text:style-name="T4">(codeTaille)</text:span></text:p>
      <text:p text:style-name="P45"><text:span text:style-name="T4"><text:tab/></text:span><text:span text:style-name="T11">FROM</text:span><text:span text:style-name="T4"> Taille</text:span></text:p>
      <text:p text:style-name="P14"><text:span text:style-name="T4"><text:tab/></text:span><text:span text:style-name="T11">WHERE</text:span><text:span text:style-name="T4"> libelleTaille </text:span><text:span text:style-name="T11">LIKE</text:span><text:span text:style-name="T4"> </text:span><text:span text:style-name="T13">'pointure%'</text:span><text:span text:style-name="T4">)</text:span><text:span text:style-name="T2">;</text:span></text:p>
      <text:p text:style-name="P26"/>
      <text:p text:style-name="P53">Résultat :</text:p>
      <text:p text:style-name="P37">NUMARTICLE|NOMARTICLE|</text:p>
      <text:p text:style-name="P37">----------+----------+</text:p>
      <text:p text:style-name="P37"><text:s text:c="9"/>8|GHOST <text:s/>90 |</text:p>
      <text:h text:style-name="P68" text:outline-level="2"><text:bookmark-start text:name="__RefHeading___Toc4242_39036615342"/><text:span text:style-name="T19">f</text:span>)<text:bookmark-end text:name="__RefHeading___Toc4242_39036615342"/></text:h>
      <text:p text:style-name="P54"/>
      <text:p text:style-name="P54">Ordre d’interrogation SQL <text:span text:style-name="T15">(</text:span><text:span text:style-name="T19">commandes non-livrées</text:span><text:span text:style-name="T15">)</text:span> :</text:p>
      <text:p text:style-name="P15"><text:span text:style-name="T11">SELECT</text:span><text:span text:style-name="T4"> </text:span><text:span text:style-name="T11">DISTINCT</text:span><text:span text:style-name="T4"> numCommande</text:span></text:p>
      <text:p text:style-name="P45"><text:span text:style-name="T11">FROM</text:span><text:span text:style-name="T4"> Detail_Commande</text:span></text:p>
      <text:p text:style-name="P15"><text:span text:style-name="T11">WHERE</text:span><text:span text:style-name="T4"> quantiteLivree = </text:span><text:span text:style-name="T20">0</text:span><text:span text:style-name="T2">;</text:span></text:p>
      <text:p text:style-name="P27"/>
      <text:p text:style-name="P54">Résultat :</text:p>
      <text:p text:style-name="P38">NUMCOMMANDE|</text:p>
      <text:p text:style-name="P38">-----------+</text:p>
      <text:p text:style-name="P38"><text:s text:c="10"/>3|</text:p>
      <text:p text:style-name="P38"/>
      <text:p text:style-name="P38"/>
      <text:p text:style-name="P54">Ordre d’interrogation SQL <text:span text:style-name="T15">(</text:span><text:span text:style-name="T19">commandes partiellement livrées</text:span><text:span text:style-name="T15">)</text:span> :</text:p>
      <text:p text:style-name="P15"><text:span text:style-name="T11">SELECT</text:span><text:span text:style-name="T4"> </text:span><text:span text:style-name="T11">DISTINCT</text:span><text:span text:style-name="T4"> numCommande</text:span></text:p>
      <text:p text:style-name="P45"><text:span text:style-name="T11">FROM</text:span><text:span text:style-name="T4"> Detail_Commande</text:span></text:p>
      <text:p text:style-name="P15"><text:span text:style-name="T11">WHERE</text:span><text:span text:style-name="T4"> quantiteLivree &lt; quantiteCommandee</text:span><text:span text:style-name="T2">;</text:span></text:p>
      <text:p text:style-name="P27"/>
      <text:p text:style-name="P54">Résultat :</text:p>
      <text:p text:style-name="P38">NUMCOMMANDE|</text:p>
      <text:p text:style-name="P38">-----------+</text:p>
      <text:p text:style-name="P38"><text:s text:c="10"/>1|</text:p>
      <text:p text:style-name="P38"><text:s text:c="9"/>13|</text:p>
      <text:p text:style-name="P38"><text:s text:c="10"/>5|</text:p>
      <text:p text:style-name="P38"><text:s text:c="9"/>23|</text:p>
      <text:p text:style-name="P38"><text:s text:c="10"/>3|</text:p>
      <text:p text:style-name="P38"/>
      <text:p text:style-name="P38"/>
      <text:p text:style-name="P54">Ordre d’interrogation SQL <text:span text:style-name="T15">(</text:span><text:span text:style-name="T19">commandes livrées avec des quantités trop importantes</text:span><text:span text:style-name="T15">)</text:span> :</text:p>
      <text:p text:style-name="P15"><text:span text:style-name="T11">SELECT</text:span><text:span text:style-name="T4"> </text:span><text:span text:style-name="T11">DISTINCT</text:span><text:span text:style-name="T4"> numCommande</text:span></text:p>
      <text:p text:style-name="P46"><text:span text:style-name="T11">FROM</text:span><text:span text:style-name="T4"> Detail_Commande</text:span></text:p>
      <text:p text:style-name="P15"><text:span text:style-name="T11">WHERE</text:span><text:span text:style-name="T4"> quantiteLivree &gt; quantiteCommandee</text:span><text:span text:style-name="T2">;</text:span></text:p>
      <text:p text:style-name="P27"/>
      <text:p text:style-name="P54">Résultat :</text:p>
      <text:p text:style-name="P38">NUMCOMMANDE|</text:p>
      <text:p text:style-name="P38">-----------+</text:p>
      <text:p text:style-name="P38"><text:s text:c="9"/>14|</text:p>
      <text:p text:style-name="P38"><text:s text:c="9"/>24|</text:p>
      <text:h text:style-name="P69" text:outline-level="2"><text:bookmark-start text:name="__RefHeading___Toc4242_390366153421"/><text:span text:style-name="T24">g</text:span>)<text:bookmark-end text:name="__RefHeading___Toc4242_390366153421"/></text:h>
      <text:p text:style-name="P58"/>
      <text:p text:style-name="P58">Ordre d’interrogation SQL <text:span text:style-name="T15">(</text:span><text:span text:style-name="T24">clients en France</text:span><text:span text:style-name="T15">)</text:span> :</text:p>
      <text:p text:style-name="P19"><text:span text:style-name="T11">SELECT</text:span><text:span text:style-name="T4"> </text:span><text:span text:style-name="T12">ROUND</text:span><text:span text:style-name="T4">(</text:span><text:span text:style-name="T12">SUM</text:span><text:span text:style-name="T4">(CO.montantTTC)) </text:span><text:span text:style-name="T11">AS</text:span><text:span text:style-name="T4"> Montant_ventes, E.libelleEtiquette</text:span></text:p>
      <text:p text:style-name="P45"><text:span text:style-name="T11">FROM</text:span><text:span text:style-name="T4"> Commande CO, Client C, Etiquette E</text:span></text:p>
      <text:p text:style-name="P45"><text:span text:style-name="T11">WHERE</text:span><text:span text:style-name="T4"> E.codeEtiquette </text:span><text:span text:style-name="T7">=</text:span><text:span text:style-name="T4"> </text:span><text:span text:style-name="T13">'FR'</text:span></text:p>
      <text:p text:style-name="P45"><text:span text:style-name="T11">AND</text:span><text:span text:style-name="T4"> C.codeEtiquette = E.codeEtiquette</text:span></text:p>
      <text:p text:style-name="P45"><text:span text:style-name="T11">AND</text:span><text:span text:style-name="T4"> CO.numClient = C.numClient</text:span></text:p>
      <text:p text:style-name="P48"><text:span text:style-name="T11">GROUP</text:span><text:span text:style-name="T4"> </text:span><text:span text:style-name="T11">BY</text:span><text:span text:style-name="T4"> E.libelleEtiquette</text:span><text:span text:style-name="T8">, E.codeTypeTVA</text:span><text:span text:style-name="T3">;</text:span></text:p>
      <text:p text:style-name="P31"/>
      <text:p text:style-name="P58">Résultat :</text:p>
      <text:p text:style-name="P42">MONTANT_VENTES|LIBELLEETIQUETTE|</text:p>
      <text:p text:style-name="P42">--------------+----------------+</text:p>
      <text:p text:style-name="P42"><text:s text:c="8"/>155507|Client Francais |</text:p>
      <text:p text:style-name="P42"/>
      <text:p text:style-name="P42"/>
      <text:p text:style-name="P58">Ordre d’interrogation SQL <text:span text:style-name="T15">(</text:span><text:span text:style-name="T24">clients étrangers hors UE</text:span><text:span text:style-name="T15">)</text:span> :</text:p>
      <text:p text:style-name="P19"><text:span text:style-name="T11">SELECT</text:span><text:span text:style-name="T4"> </text:span><text:span text:style-name="T12">ROUND</text:span><text:span text:style-name="T4">(</text:span><text:span text:style-name="T12">SUM</text:span><text:span text:style-name="T4">(CO.montantTTC)) </text:span><text:span text:style-name="T11">AS</text:span><text:span text:style-name="T4"> Montant_ventes, E.libelleEtiquette</text:span></text:p>
      <text:p text:style-name="P45"><text:span text:style-name="T11">FROM</text:span><text:span text:style-name="T4"> Commande CO, Client C, Etiquette E</text:span></text:p>
      <text:p text:style-name="P45"><text:span text:style-name="T11">WHERE</text:span><text:span text:style-name="T4"> E.codeEtiquette = </text:span><text:span text:style-name="T13">'GB'</text:span></text:p>
      <text:p text:style-name="P45"><text:span text:style-name="T11">AND</text:span><text:span text:style-name="T4"> C.codeEtiquette = E.codeEtiquette</text:span></text:p>
      <text:p text:style-name="P45"><text:span text:style-name="T11">AND</text:span><text:span text:style-name="T4"> CO.numClient = C.numClient</text:span></text:p>
      <text:p text:style-name="P45"><text:span text:style-name="T11">GROUP</text:span><text:span text:style-name="T4"> </text:span><text:span text:style-name="T11">BY</text:span><text:span text:style-name="T4"> E.libelleEtiquette, E.codeTypeTVA</text:span></text:p>
      <text:p text:style-name="P61">UNION</text:p>
      <text:p text:style-name="P45"><text:span text:style-name="T11">SELECT</text:span><text:span text:style-name="T4"> </text:span><text:span text:style-name="T12">ROUND</text:span><text:span text:style-name="T4">(</text:span><text:span text:style-name="T12">SUM</text:span><text:span text:style-name="T4">(CO.montantTTC)) </text:span><text:span text:style-name="T11">AS</text:span><text:span text:style-name="T4"> Montant_ventes, E.libelleEtiquette</text:span></text:p>
      <text:p text:style-name="P45"><text:span text:style-name="T11">FROM</text:span><text:span text:style-name="T4"> Commande CO, Client C, Etiquette E</text:span></text:p>
      <text:p text:style-name="P45"><text:span text:style-name="T11">WHERE</text:span><text:span text:style-name="T4"> E.codeEtiquette = </text:span><text:span text:style-name="T13">'CH'</text:span></text:p>
      <text:p text:style-name="P45"><text:span text:style-name="T11">AND</text:span><text:span text:style-name="T4"> C.codeEtiquette = E.codeEtiquette</text:span></text:p>
      <text:p text:style-name="P45"><text:span text:style-name="T11">AND</text:span><text:span text:style-name="T4"> CO.numClient = C.numClient</text:span></text:p>
      <text:p text:style-name="P19"><text:span text:style-name="T11">GROUP</text:span><text:span text:style-name="T4"> </text:span><text:span text:style-name="T11">BY</text:span><text:span text:style-name="T4"> E.libelleEtiquette, E.codeTypeTVA</text:span><text:span text:style-name="T2">;</text:span></text:p>
      <text:p text:style-name="P31"/>
      <text:p text:style-name="P58">Résultat :</text:p>
      <text:p text:style-name="P42">MONTANT_VENTES|LIBELLEETIQUETTE|</text:p>
      <text:p text:style-name="P42">--------------+----------------+</text:p>
      <text:p text:style-name="P42"><text:s text:c="9"/>79305|Client Suisse <text:s text:c="2"/>|</text:p>
      <text:p text:style-name="P59">Ordre d’interrogation SQL <text:span text:style-name="T15">(</text:span><text:span text:style-name="T24">clients étrangers </text:span><text:span text:style-name="T25">dans</text:span><text:span text:style-name="T24"> UE</text:span><text:span text:style-name="T15">)</text:span> :</text:p>
      <text:p text:style-name="P20"><text:span text:style-name="T11">SELECT</text:span><text:span text:style-name="T4"> </text:span><text:span text:style-name="T12">ROUND</text:span><text:span text:style-name="T4">(</text:span><text:span text:style-name="T12">SUM</text:span><text:span text:style-name="T4">(CO.montantTTC)) </text:span><text:span text:style-name="T11">AS</text:span><text:span text:style-name="T4"> Montant_ventes, E.libelleEtiquette</text:span></text:p>
      <text:p text:style-name="P45"><text:span text:style-name="T11">FROM</text:span><text:span text:style-name="T4"> Commande CO, Client C, Etiquette E</text:span></text:p>
      <text:p text:style-name="P45"><text:span text:style-name="T11">WHERE</text:span><text:span text:style-name="T4"> E.codeEtiquette &lt;&gt; </text:span><text:span text:style-name="T13">'CH'</text:span><text:span text:style-name="T4"> </text:span><text:span text:style-name="T11">AND</text:span><text:span text:style-name="T4"> E.codeEtiquette &lt;&gt; </text:span><text:span text:style-name="T13">'GB'</text:span></text:p>
      <text:p text:style-name="P45"><text:span text:style-name="T11">AND</text:span><text:span text:style-name="T4"> C.codeEtiquette = E.codeEtiquette</text:span></text:p>
      <text:p text:style-name="P45"><text:span text:style-name="T11">AND</text:span><text:span text:style-name="T4"> C.adrPaysClient &lt;&gt; </text:span><text:span text:style-name="T13">'France'</text:span></text:p>
      <text:p text:style-name="P45"><text:span text:style-name="T11">AND</text:span><text:span text:style-name="T4"> CO.numClient = C.numClient</text:span></text:p>
      <text:p text:style-name="P20"><text:span text:style-name="T11">GROUP</text:span><text:span text:style-name="T4"> </text:span><text:span text:style-name="T11">BY</text:span><text:span text:style-name="T4"> E.libelleEtiquette, E.codeTypeTVA</text:span><text:span text:style-name="T2">;</text:span></text:p>
      <text:p text:style-name="P32"/>
      <text:p text:style-name="P60">Résultat :</text:p>
      <text:p text:style-name="P43">MONTANT_VENTES|LIBELLEETIQUETTE |</text:p>
      <text:p text:style-name="P43">--------------+-----------------+</text:p>
      <text:p text:style-name="P43"><text:s text:c="8"/>112728|Client Italien <text:s text:c="2"/>|</text:p>
      <text:p text:style-name="P43"><text:s text:c="9"/>69700|Client Autrichien|</text:p>
      <text:h text:style-name="P70" text:outline-level="2"><text:bookmark-start text:name="__RefHeading___Toc4242_3903661534111"/><text:span text:style-name="T21">h</text:span>)<text:bookmark-end text:name="__RefHeading___Toc4242_3903661534111"/></text:h>
      <text:p text:style-name="P55"/>
      <text:p text:style-name="P55">Ordre d’interrogation SQL :</text:p>
      <text:p text:style-name="P16"><text:span text:style-name="T11">SELECT</text:span><text:span text:style-name="T4"> A.numArticle, A.nomArticle</text:span></text:p>
      <text:p text:style-name="P47"><text:span text:style-name="T11">FROM</text:span><text:span text:style-name="T4"> Article A, Detail_Commande DC</text:span></text:p>
      <text:p text:style-name="P47"><text:span text:style-name="T11">WHERE</text:span><text:span text:style-name="T4"> A.numArticle = DC.numArticle</text:span></text:p>
      <text:p text:style-name="P47"><text:span text:style-name="T11">GROUP</text:span><text:span text:style-name="T4"> </text:span><text:span text:style-name="T11">BY</text:span><text:span text:style-name="T4"> A.numArticle, A.nomArticle</text:span></text:p>
      <text:p text:style-name="P47"><text:span text:style-name="T11">HAVING</text:span><text:span text:style-name="T4"> </text:span><text:span text:style-name="T12">COUNT</text:span><text:span text:style-name="T4">(DC.numArticle) &gt;= </text:span><text:span text:style-name="T11">ALL</text:span><text:span text:style-name="T4"> (</text:span></text:p>
      <text:p text:style-name="P47"><text:span text:style-name="T4"><text:tab/></text:span><text:span text:style-name="T11">SELECT</text:span><text:span text:style-name="T4"> </text:span><text:span text:style-name="T12">COUNT</text:span><text:span text:style-name="T4">(numArticle)</text:span></text:p>
      <text:p text:style-name="P47"><text:span text:style-name="T4"><text:tab/></text:span><text:span text:style-name="T11">FROM</text:span><text:span text:style-name="T4"> Detail_Commande</text:span></text:p>
      <text:p text:style-name="P16"><text:span text:style-name="T4"><text:tab/></text:span><text:span text:style-name="T11">GROUP</text:span><text:span text:style-name="T4"> </text:span><text:span text:style-name="T11">BY</text:span><text:span text:style-name="T4"> numArticle)</text:span><text:span text:style-name="T2">;</text:span></text:p>
      <text:p text:style-name="P28"/>
      <text:p text:style-name="P55">Résultat :</text:p>
      <text:p text:style-name="P39">NUMARTICLE|NOMARTICLE <text:s/>|</text:p>
      <text:p text:style-name="P39">----------+------------+</text:p>
      <text:p text:style-name="P39"><text:s text:c="8"/>25|AFFINITY AIR|</text:p>
      <text:p text:style-name="P39"/>
      <text:p text:style-name="P39"/>
      <text:h text:style-name="P71" text:outline-level="2"><text:bookmark-start text:name="__RefHeading___Toc4242_39036615341112"/><text:span text:style-name="T22">i</text:span>)<text:bookmark-end text:name="__RefHeading___Toc4242_39036615341112"/></text:h>
      <text:p text:style-name="P56"/>
      <text:p text:style-name="P56">Ordre d’interrogation SQL :</text:p>
      <text:p text:style-name="P17"><text:span text:style-name="T11">SELECT</text:span><text:span text:style-name="T4"> A.numArticle, A.nomArticle</text:span></text:p>
      <text:p text:style-name="P45"><text:span text:style-name="T11">FROM</text:span><text:span text:style-name="T4"> Article A, Detail_Commande DC</text:span></text:p>
      <text:p text:style-name="P45"><text:span text:style-name="T11">WHERE</text:span><text:span text:style-name="T4"> A.numArticle = DC.numArticle</text:span></text:p>
      <text:p text:style-name="P45"><text:span text:style-name="T11">GROUP</text:span><text:span text:style-name="T4"> </text:span><text:span text:style-name="T11">BY</text:span><text:span text:style-name="T4"> A.numArticle, A.nomArticle</text:span></text:p>
      <text:p text:style-name="P45"><text:span text:style-name="T11">HAVING</text:span><text:span text:style-name="T4"> </text:span><text:span text:style-name="T12">SUM</text:span><text:span text:style-name="T4">(DC.quantiteCommandee) &gt;= </text:span><text:span text:style-name="T11">ALL</text:span><text:span text:style-name="T4"> (</text:span></text:p>
      <text:p text:style-name="P45"><text:span text:style-name="T4"><text:tab/></text:span><text:span text:style-name="T11">SELECT</text:span><text:span text:style-name="T4"> </text:span><text:span text:style-name="T12">SUM</text:span><text:span text:style-name="T4">(quantiteCommandee)</text:span></text:p>
      <text:p text:style-name="P45"><text:span text:style-name="T4"><text:tab/></text:span><text:span text:style-name="T11">FROM</text:span><text:span text:style-name="T4"> Detail_Commande</text:span></text:p>
      <text:p text:style-name="P17"><text:span text:style-name="T4"><text:tab/></text:span><text:span text:style-name="T11">GROUP</text:span><text:span text:style-name="T4"> </text:span><text:span text:style-name="T11">BY</text:span><text:span text:style-name="T4"> numArticle)</text:span><text:span text:style-name="T2">;</text:span></text:p>
      <text:p text:style-name="P29"/>
      <text:p text:style-name="P56">Résultat :</text:p>
      <text:p text:style-name="P40">NUMARTICLE|NOMARTICLE <text:s/>|</text:p>
      <text:p text:style-name="P40">----------+------------+</text:p>
      <text:p text:style-name="P40"><text:s text:c="8"/>25|AFFINITY AIR|</text:p>
      <text:h text:style-name="P72" text:outline-level="2"><text:bookmark-start text:name="__RefHeading___Toc4242_390366153411121"/><text:span text:style-name="T23">j</text:span>)<text:bookmark-end text:name="__RefHeading___Toc4242_390366153411121"/></text:h>
      <text:p text:style-name="P57"/>
      <text:p text:style-name="P57">Ordre d’interrogation SQL :</text:p>
      <text:p text:style-name="P18"><text:span text:style-name="T11">SELECT</text:span><text:span text:style-name="T4"> </text:span><text:span text:style-name="T12">ROUND</text:span><text:span text:style-name="T4">(</text:span><text:span text:style-name="T12">SUM</text:span><text:span text:style-name="T4">(CO.montantTTC)) </text:span><text:span text:style-name="T11">AS</text:span><text:span text:style-name="T4"> Chiffre</text:span><text:span text:style-name="T10">s</text:span><text:span text:style-name="T4">_affaire</text:span><text:span text:style-name="T10">s</text:span><text:span text:style-name="T4">, C.numClient, C.nomClient</text:span></text:p>
      <text:p text:style-name="P45"><text:span text:style-name="T11">FROM</text:span><text:span text:style-name="T4"> Client C, Commande CO</text:span></text:p>
      <text:p text:style-name="P45"><text:span text:style-name="T11">WHERE</text:span><text:span text:style-name="T4"> C.numClient = CO.numClient</text:span></text:p>
      <text:p text:style-name="P45"><text:span text:style-name="T11">GROUP</text:span><text:span text:style-name="T4"> </text:span><text:span text:style-name="T11">BY</text:span><text:span text:style-name="T4"> C.numClient, C.nomClient</text:span></text:p>
      <text:p text:style-name="P18"><text:span text:style-name="T11">ORDER</text:span><text:span text:style-name="T4"> </text:span><text:span text:style-name="T11">BY</text:span><text:span text:style-name="T4"> Chiffre_affaire </text:span><text:span text:style-name="T11">DESC</text:span><text:span text:style-name="T2">;</text:span></text:p>
      <text:p text:style-name="P30"/>
      <text:p text:style-name="P57">Résultat :</text:p>
      <text:p text:style-name="P41">CHIFFRE<text:span text:style-name="T27">S</text:span>_AFFAIRE<text:span text:style-name="T27">S</text:span>|NUMCLIENT|NOMCLIENT <text:s text:c="29"/>|</text:p>
      <text:p text:style-name="P41">-----------------+---------+---------------------------------------+</text:p>
      <text:p text:style-name="P41"><text:s text:c="12"/>63188| <text:s text:c="6"/>17|The North Face Pavia <text:s text:c="18"/>|</text:p>
      <text:p text:style-name="P41"><text:s text:c="12"/>51525| <text:s text:c="7"/>1|GO Sport Agen <text:s text:c="25"/>|</text:p>
      <text:p text:style-name="P41"><text:s text:c="12"/>49540| <text:s text:c="6"/>16|Foot Locker Firenze <text:s text:c="19"/>|</text:p>
      <text:p text:style-name="P41"><text:s text:c="12"/>37775| <text:s text:c="6"/>12|SPORT 2000 Natter Talstation Bergbahnen|</text:p>
      <text:p text:style-name="P41"><text:s text:c="12"/>35575| <text:s text:c="7"/>3|GO Sport Nantes <text:s text:c="23"/>|</text:p>
      <text:p text:style-name="P41"><text:s text:c="12"/>34001| <text:s text:c="7"/>2|GO Sport Albi <text:s text:c="25"/>|</text:p>
      <text:p text:style-name="P41"><text:s text:c="12"/>33540| <text:s text:c="7"/>9|OCHSNER Sport Bull <text:s text:c="20"/>|</text:p>
      <text:p text:style-name="P41"><text:s text:c="12"/>31925| <text:s text:c="6"/>13|Olympiaplatz 2 EKZ Stadion Center <text:s text:c="5"/>|</text:p>
      <text:p text:style-name="P41"><text:s text:c="12"/>18981| <text:s text:c="6"/>11|OCHSNER Sport Stans <text:s text:c="19"/>|</text:p>
      <text:p text:style-name="P41"><text:s text:c="12"/>17712| <text:s text:c="7"/>4|GO Sport Aulnay <text:s text:c="23"/>|</text:p>
      <text:p text:style-name="P41"><text:s text:c="12"/>16694| <text:s text:c="7"/>5|GO Sport Paris 12 <text:s text:c="21"/>|</text:p>
      <text:p text:style-name="P41"><text:s text:c="12"/>14184| <text:s text:c="7"/>8|OCHSNER Sport Neuchatel <text:s text:c="15"/>|</text:p>
      <text:p text:style-name="P41"><text:s text:c="12"/>12600| <text:s text:c="6"/>10|OCHSNER Sport Luzern <text:s text:c="18"/>|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18cm" style:contextual-spacing="false" fo:line-height="100%"/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style:font-name="Arial2" fo:font-family="Arial" style:font-style-name="Gras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Arial3" fo:font-family="Arial" style:font-style-name="Italique" style:font-family-generic="swiss" style:font-pitch="variable" fo:font-size="14pt" fo:font-style="italic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officeooo:rsid="00188ed5" officeooo:paragraph-rsid="00188ed5"/>
    </style:style>
    <style:style style:name="MP2" style:family="paragraph" style:parent-style-name="Footer">
      <style:paragraph-properties fo:text-align="center" style:justify-single-word="false"/>
      <style:text-properties style:font-name="Arial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lian HURÉ<text:tab/><text:tab/><text:span text:style-name="MT1">4A</text:span></text:p>
      </style:header>
      <style:footer>
        <text:p text:style-name="MP2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3T11:42:16.194000000</dc:date>
    <meta:editing-duration>PT10H3M6S</meta:editing-duration>
    <meta:editing-cycles>66</meta:editing-cycles>
    <meta:generator>LibreOffice/7.3.1.3$Windows_X86_64 LibreOffice_project/a69ca51ded25f3eefd52d7bf9a5fad8c90b87951</meta:generator>
    <meta:document-statistic meta:table-count="0" meta:image-count="0" meta:object-count="0" meta:page-count="10" meta:paragraph-count="232" meta:word-count="741" meta:character-count="6821" meta:non-whitespace-character-count="5377"/>
  </office:meta>
</office:document-meta>
</file>